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Liberation Serif" fo:font-size="12pt" officeooo:paragraph-rsid="0009ca33" style:font-size-asian="12pt" style:font-size-complex="12pt"/>
    </style:style>
    <style:style style:name="P2" style:family="paragraph" style:parent-style-name="Standard">
      <style:paragraph-properties fo:line-height="150%"/>
      <style:text-properties style:font-name="Liberation Serif" fo:font-size="12pt" officeooo:paragraph-rsid="0007c12d" style:font-size-asian="12pt" style:font-size-complex="12pt"/>
    </style:style>
    <style:style style:name="P3" style:family="paragraph" style:parent-style-name="Standard">
      <style:paragraph-properties fo:line-height="150%"/>
      <style:text-properties style:font-name="Liberation Serif" fo:font-size="12pt" officeooo:paragraph-rsid="000e66b2" style:font-size-asian="12pt" style:font-size-complex="12pt"/>
    </style:style>
    <style:style style:name="P4" style:family="paragraph" style:parent-style-name="Standard">
      <style:paragraph-properties fo:line-height="150%"/>
      <style:text-properties style:font-name="Liberation Serif" fo:font-size="12pt" officeooo:paragraph-rsid="0015206a" style:font-size-asian="12pt" style:font-size-complex="12pt"/>
    </style:style>
    <style:style style:name="P5" style:family="paragraph" style:parent-style-name="Standard">
      <style:paragraph-properties fo:line-height="150%"/>
      <style:text-properties style:font-name="Liberation Serif" fo:font-size="12pt" officeooo:paragraph-rsid="00158c66" style:font-size-asian="12pt" style:font-size-complex="12pt"/>
    </style:style>
    <style:style style:name="P6" style:family="paragraph" style:parent-style-name="Standard">
      <style:paragraph-properties fo:line-height="150%"/>
      <style:text-properties style:font-name="Liberation Serif" fo:font-size="12pt" officeooo:rsid="00067706" officeooo:paragraph-rsid="00067706" style:font-size-asian="12pt" style:font-size-complex="12pt"/>
    </style:style>
    <style:style style:name="P7" style:family="paragraph" style:parent-style-name="Standard">
      <style:paragraph-properties fo:line-height="150%"/>
      <style:text-properties style:font-name="Liberation Serif" fo:font-size="12pt" officeooo:rsid="004aa3fe" officeooo:paragraph-rsid="00176c10" style:font-size-asian="12pt" style:font-size-complex="12pt"/>
    </style:style>
    <style:style style:name="P8" style:family="paragraph" style:parent-style-name="Standard">
      <style:paragraph-properties fo:line-height="150%"/>
      <style:text-properties style:font-name="Liberation Serif" fo:font-size="12pt" officeooo:rsid="001b87fc" officeooo:paragraph-rsid="001b87fc" style:font-size-asian="12pt" style:font-size-complex="12pt"/>
    </style:style>
    <style:style style:name="P9" style:family="paragraph" style:parent-style-name="Standard">
      <style:paragraph-properties fo:line-height="150%"/>
      <style:text-properties style:font-name="Liberation Serif" fo:font-size="12pt" officeooo:paragraph-rsid="0007c12d" style:font-size-asian="12pt" style:font-name-complex="Arial2" style:font-size-complex="12pt"/>
    </style:style>
    <style:style style:name="P10" style:family="paragraph" style:parent-style-name="Standard">
      <style:paragraph-properties fo:line-height="150%"/>
      <style:text-properties style:font-name="Liberation Serif" fo:font-size="12pt" officeooo:rsid="00067706" officeooo:paragraph-rsid="0007c12d" style:font-size-asian="12pt" style:font-name-complex="Arial2" style:font-size-complex="12pt"/>
    </style:style>
    <style:style style:name="P11" style:family="paragraph" style:parent-style-name="Standard">
      <style:paragraph-properties fo:line-height="150%"/>
      <style:text-properties style:font-name="Liberation Serif" fo:font-size="12pt" officeooo:rsid="004aa3fe" officeooo:paragraph-rsid="00176c10" style:font-size-asian="12pt" style:font-name-complex="Arial2" style:font-size-complex="12pt"/>
    </style:style>
    <style:style style:name="P12" style:family="paragraph" style:parent-style-name="Standard">
      <style:paragraph-properties fo:line-height="150%"/>
      <style:text-properties style:font-name="Liberation Serif" fo:font-size="12pt" officeooo:rsid="001b87fc" officeooo:paragraph-rsid="001b87fc" style:font-size-asian="12pt" style:font-name-complex="Arial2" style:font-size-complex="12pt"/>
    </style:style>
    <style:style style:name="P13" style:family="paragraph" style:parent-style-name="Standard">
      <style:paragraph-properties fo:line-height="150%"/>
      <style:text-properties officeooo:paragraph-rsid="0007c12d"/>
    </style:style>
    <style:style style:name="P14" style:family="paragraph" style:parent-style-name="Standard">
      <style:paragraph-properties fo:line-height="150%"/>
      <style:text-properties officeooo:paragraph-rsid="00137820"/>
    </style:style>
    <style:style style:name="P15" style:family="paragraph" style:parent-style-name="Standard">
      <style:paragraph-properties fo:line-height="150%"/>
      <style:text-properties officeooo:rsid="000e2840" officeooo:paragraph-rsid="0018769f"/>
    </style:style>
    <style:style style:name="T1" style:family="text">
      <style:text-properties style:font-name-complex="Arial2"/>
    </style:style>
    <style:style style:name="T2" style:family="text">
      <style:text-properties officeooo:rsid="00137820" style:font-name-complex="Arial2"/>
    </style:style>
    <style:style style:name="T3" style:family="text">
      <style:text-properties officeooo:rsid="00067706" style:font-name-complex="Arial2"/>
    </style:style>
    <style:style style:name="T4" style:family="text">
      <style:text-properties officeooo:rsid="0010873c" style:font-name-complex="Arial2"/>
    </style:style>
    <style:style style:name="T5" style:family="text">
      <style:text-properties officeooo:rsid="00158c66" style:font-name-complex="Arial2"/>
    </style:style>
    <style:style style:name="T6" style:family="text">
      <style:text-properties officeooo:rsid="0009ca33"/>
    </style:style>
    <style:style style:name="T7" style:family="text">
      <style:text-properties officeooo:rsid="000cb270"/>
    </style:style>
    <style:style style:name="T8" style:family="text">
      <style:text-properties officeooo:rsid="000e66b2"/>
    </style:style>
    <style:style style:name="T9" style:family="text">
      <style:text-properties officeooo:rsid="000eff50"/>
    </style:style>
    <style:style style:name="T10" style:family="text">
      <style:text-properties officeooo:rsid="0010873c"/>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officeooo:rsid="00137820" style:font-size-asian="12pt" style:font-size-complex="12pt"/>
    </style:style>
    <style:style style:name="T13" style:family="text">
      <style:text-properties style:font-name="Liberation Serif" fo:font-size="12pt" officeooo:rsid="0015206a" style:font-size-asian="12pt" style:font-size-complex="12pt"/>
    </style:style>
    <style:style style:name="T14" style:family="text">
      <style:text-properties style:font-name="Liberation Serif" fo:font-size="12pt" officeooo:rsid="00158c66" style:font-size-asian="12pt" style:font-size-complex="12pt"/>
    </style:style>
    <style:style style:name="T15" style:family="text">
      <style:text-properties style:font-name="Liberation Serif" fo:font-size="12pt" officeooo:rsid="00067706" style:font-size-asian="12pt" style:font-name-complex="Arial2" style:font-size-complex="12pt"/>
    </style:style>
    <style:style style:name="T16" style:family="text">
      <style:text-properties style:font-name="Liberation Serif" fo:font-size="12pt" officeooo:rsid="00137820" style:font-size-asian="12pt" style:font-name-complex="Arial2" style:font-size-complex="12pt"/>
    </style:style>
    <style:style style:name="T17" style:family="text">
      <style:text-properties style:font-name="Liberation Serif" fo:font-size="12pt" officeooo:rsid="0015ecb2" style:font-size-asian="12pt" style:font-name-complex="Arial2" style:font-size-complex="12pt"/>
    </style:style>
    <style:style style:name="T18" style:family="text">
      <style:text-properties officeooo:rsid="0015206a"/>
    </style:style>
    <style:style style:name="T19" style:family="text">
      <style:text-properties officeooo:rsid="00158c66"/>
    </style:style>
    <style:style style:name="T20" style:family="text">
      <style:text-properties officeooo:rsid="001c645f"/>
    </style:style>
    <style:style style:name="T21" style:family="text">
      <style:text-properties officeooo:rsid="001d78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9">P</text:span>aradoxes</text:p>
      <text:p text:style-name="P8"><text:span text:style-name="T21">E</text:span>xample 1</text:p>
      <text:p text:style-name="P1"><text:span text:style-name="T1">Achilles and the tortoise decide to </text:span><text:span text:style-name="T2">run</text:span><text:span text:style-name="T1"> a race. Because Achilles can run 10 times as fast as the tortoise, the tortoise is given a head start of 100m. The tortoise starts at point A.</text:span></text:p>
      <text:p text:style-name="P9">By the time Achilles reaches point A, the tortoise has moved on by 10m, to point B.</text:p>
      <text:p text:style-name="P9">By the time Achilles reaches point B, the tortoise has moved on by 1m, to point C.</text:p>
      <text:p text:style-name="P9">By the time Achilles reaches point C, the tortoise has moved on by 0.1m, to point D.</text:p>
      <text:p text:style-name="P9">Each time Achilles reaches the point where the tortoise was, the tortoise has moved on.</text:p>
      <text:p text:style-name="P10">So Achilles can never catch up with the tortoise.</text:p>
      <text:p text:style-name="P11"/>
      <text:p text:style-name="P12"><text:span text:style-name="T21">E</text:span>xample 2</text:p>
      <text:p text:style-name="P4">In the first half of the <text:span text:style-name="T18">cricket </text:span>season:</text:p>
      <text:p text:style-name="P4">Fred faced 475 deliveries and scored 170 runs. John faced 717 deliveries and scored 250 runs.</text:p>
      <text:p text:style-name="P2">So Fred had the better batting average.</text:p>
      <text:p text:style-name="P2">In the second half of the <text:span text:style-name="T18">cricket </text:span>season:</text:p>
      <text:p text:style-name="P2">Fred faced 725 deliveries and scored 185 runs. John faced 483 deliveries and scored 112 runs.</text:p>
      <text:p text:style-name="P2">So Fred had the better batting average.</text:p>
      <text:p text:style-name="P2">Over the whole season:</text:p>
      <text:p text:style-name="P2">Fred faced 1200 deliveries and scored 355 runs. John faced 1200 deliveries and scored 362 runs.</text:p>
      <text:p text:style-name="P10">So John had the better batting average.</text:p>
      <text:p text:style-name="P11"/>
      <text:p text:style-name="P12"><text:span text:style-name="T21">E</text:span>xample 3</text:p>
      <text:p text:style-name="P2">I claim that all ravens are black. You wish to investigate my claim, so you look at lots of ravens.</text:p>
      <text:p text:style-name="P2">Every time you see a raven and it turns out to be black, your confidence in my claim increases. </text:p>
      <text:p text:style-name="P13">All ravens are black, <text:span text:style-name="T18">means the same as, al</text:span><text:span text:style-name="T11">l non-black things are non-raven</text:span><text:span text:style-name="T14">s</text:span><text:span text:style-name="T11">.</text:span></text:p>
      <text:p text:style-name="P14"><text:span text:style-name="T13">So e</text:span><text:span text:style-name="T11">very time you see a </text:span><text:span text:style-name="T12">non-black thing</text:span><text:span text:style-name="T11"> and it turns out to be </text:span><text:span text:style-name="T12">a non-raven</text:span><text:span text:style-name="T11">, your confidence in my claim increases. Suppose you see a yellow thing and it turns out to be a banana. </text:span><text:span text:style-name="T15">This should increase your confidence in my claim.</text:span></text:p>
      <text:p text:style-name="P11"/>
      <text:p text:style-name="P12"><text:span text:style-name="T21">E</text:span>xample 4</text:p>
      <text:p text:style-name="P2">There are two envelopes on the table. One envelope contains twice as much money as the other envelope. You can keep one of these envelopes and the money inside. But you are only allowed to look inside one envelope before making your decision. What should you do?</text:p>
      <text:p text:style-name="P13"><text:span text:style-name="T14">You l</text:span><text:span text:style-name="T11">ook inside one envelope. It contains £100. So the other envelope must contain £50 or £200. If you choose to keep the other envelope, you could lose £50 but you are just as likely to gain £100. </text:span><text:soft-page-break/><text:span text:style-name="T11">So the best plan is to keep the </text:span><text:span text:style-name="T14">other </text:span><text:span text:style-name="T11">envelope. You come to this conclusion </text:span><text:span text:style-name="T14">however much money</text:span><text:span text:style-name="T11"> is in the first envelope. </text:span><text:span text:style-name="T15">So to save time, choose an envelope, don’t </text:span><text:span text:style-name="T17">bother to </text:span><text:span text:style-name="T15">look inside it, and keep the other o</text:span><text:span text:style-name="T16">ne.</text:span></text:p>
      <text:p text:style-name="P7"/>
      <text:p text:style-name="P8"><text:span text:style-name="T21">E</text:span>xample 5</text:p>
      <text:p text:style-name="P5"><text:span text:style-name="T6">Teacher Alice sets her</text:span> pupils a test and their mean score is 60%. <text:span text:style-name="T19">Teacher Bill sets his</text:span> pupils the same test and their mean score is 50%. Susan is in <text:span text:style-name="T10">Alice</text:span>’s class. <text:span text:style-name="T19">Susan scored 54%</text:span>. <text:span text:style-name="T3">If Susan </text:span><text:span text:style-name="T5">is </text:span><text:span text:style-name="T3">moved from </text:span><text:span text:style-name="T4">Alice</text:span><text:span text:style-name="T3">’s class to </text:span><text:span text:style-name="T4">Bill</text:span><text:span text:style-name="T3">’s class then the mean score for both classes would increase.</text:span></text:p>
      <text:p text:style-name="P7"/>
      <text:p text:style-name="P8"><text:span text:style-name="T21">E</text:span>xample 6</text:p>
      <text:p text:style-name="P2">A naughty girl did not complete her maths home<text:span text:style-name="T7">work</text:span>, so she is to be punished. She is allowed to make one statement. If the statement is true, she will have to clean the board. If the statement is false, she will have to pick-up litter. The girl makes the statement: “I shall have to pick-up litter”.</text:p>
      <text:p text:style-name="P10">So what happens?</text:p>
      <text:p text:style-name="P7"/>
      <text:p text:style-name="P8"><text:span text:style-name="T21">E</text:span>xample 7</text:p>
      <text:p text:style-name="P2">I teach my maths class every Monday, Tuesday, Wednesday, Thursday <text:span text:style-name="T8">and Friday. </text:span>I tell them that they are going to have a test next week. But to add to their misery, they will not know, at the start of each day, if they are getting the test that day. Then one of my brighter students says:</text:p>
      <text:p text:style-name="P2">“We can’t have the test on <text:span text:style-name="T8">Fri</text:span>day, because if we haven’t had the test by then, we will know at the start of <text:span text:style-name="T8">Fri</text:span>day that we are getting the test that day”</text:p>
      <text:p text:style-name="P2">So the test has to take place on Monday, Tuesday, Wednesday <text:span text:style-name="T8">or Thursday.</text:span></text:p>
      <text:p text:style-name="P3">The student then argues that the test can’t take place on <text:span text:style-name="T8">Thur</text:span>sday <text:span text:style-name="T20">or Wednesday or Tuesday or Monday.</text:span></text:p>
      <text:p text:style-name="P2">The student therefore concludes that I can’t give them an unexpected test.</text:p>
      <text:p text:style-name="P10">Imagine the<text:span text:style-name="T8">ir</text:span> surprise when they get the test on Tuesday!</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26pt" style:font-size-asian="26pt" style:font-size-complex="2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0T15:10:10.306000000</meta:creation-date>
    <dc:date>2021-04-12T10:07:03.302000000</dc:date>
    <meta:editing-duration>PT1H36M49S</meta:editing-duration>
    <meta:editing-cycles>23</meta:editing-cycles>
    <meta:generator>LibreOffice/6.3.5.2$Windows_X86_64 LibreOffice_project/dd0751754f11728f69b42ee2af66670068624673</meta:generator>
    <meta:document-statistic meta:table-count="0" meta:image-count="0" meta:object-count="0" meta:page-count="2" meta:paragraph-count="38" meta:word-count="690" meta:character-count="3660" meta:non-whitespace-character-count="3007"/>
  </office:meta>
</office:document-meta>
</file>